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C00000070959D3DBE.bmp" manifest:media-type=""/>
  <manifest:file-entry manifest:full-path="Pictures/100000000000019B00000046EDBE07F7.bmp" manifest:media-type=""/>
  <manifest:file-entry manifest:full-path="Pictures/10000000000001D8000000705225990A.bmp" manifest:media-type=""/>
  <manifest:file-entry manifest:full-path="Pictures/10000000000001D1000000547F01360C.bmp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2" style:family="graphic" style:parent-style-name="Object_20_with_20_no_20_fill_20_and_20_no_20_line">
      <style:graphic-properties draw:textarea-vertical-align="middle" draw:color-mode="standard" draw:luminance="20%" draw:contrast="4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40%" draw:contrast="4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2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5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9.144cm"/>
    </style:style>
    <style:style style:name="co1" style:family="table-column">
      <style:table-column-properties style:column-width="0.758cm" style:use-optimal-column-width="false"/>
    </style:style>
    <style:style style:name="co2" style:family="table-column">
      <style:table-column-properties style:column-width="0.938cm" style:use-optimal-column-width="false"/>
    </style:style>
    <style:style style:name="co3" style:family="table-column">
      <style:table-column-properties style:column-width="0.94cm" style:use-optimal-column-width="false"/>
    </style:style>
    <style:style style:name="co4" style:family="table-column">
      <style:table-column-properties style:column-width="0.989cm" style:use-optimal-column-width="false"/>
    </style:style>
    <style:style style:name="co5" style:family="table-column">
      <style:table-column-properties style:column-width="0.978cm" style:use-optimal-column-width="false"/>
    </style:style>
    <style:style style:name="ro1" style:family="table-row">
      <style:table-row-properties style:row-height="0.825cm"/>
    </style:style>
    <style:style style:name="ro2" style:family="table-row">
      <style:table-row-properties style:row-height="0.826cm"/>
    </style:style>
    <style:style style:name="ce1" style:family="table-cell">
      <loext:graphic-properties draw:fill="solid" draw:fill-color="#ffffff" style:repeat="repeat"/>
      <style:paragraph-properties fo:text-align="end" fo:border="0.03pt solid #ffffff"/>
      <style:text-properties style:font-name="Liberation Sans Narrow" fo:font-size="18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6.2000007629395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5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4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style:style style:name="T2" style:family="text">
      <style:text-properties style:font-name="Liberation Sans Narrow2" fo:font-size="12pt" style:font-name-asian="Liberation Sans Narrow2" style:font-size-asian="12pt" style:font-name-complex="Liberation Sans Narrow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6.387cm" svg:height="1.65cm" svg:x="8.851cm" svg:y="2.922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3">
              <table:table-cell table:style-name="ce1">
                <text:p text:style-name="P1"><text:span text:style-name="T1">D</text:span></text:p>
              </table:table-cell>
              <table:table-cell table:style-name="ce2">
                <text:p text:style-name="P2"><text:span text:style-name="T2">—</text:span></text:p>
              </table:table-cell>
              <table:table-cell table:style-name="ce2">
                <text:p text:style-name="P2"><text:span text:style-name="T2">—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 table:style-name="ce4">
                <text:p text:style-name="P2"><text:span text:style-name="T1">+</text:span></text:p>
              </table:table-cell>
            </table:table-row>
            <table:table-row table:style-name="ro2" table:default-cell-style-name="ce3">
              <table:table-cell table:style-name="ce1">
                <text:p text:style-name="P1"><text:span text:style-name="T1">T</text:span></text:p>
              </table:table-cell>
              <table:table-cell table:style-name="ce2">
                <text:p text:style-name="P2"><text:span text:style-name="T2">—</text:span></text:p>
              </table:table-cell>
              <table:table-cell table:style-name="ce2"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 table:style-name="ce5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856cm" svg:height="1.65cm" svg:x="0.556cm" svg:y="2.922cm">
          <table:table table:template-name="default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1" table:default-cell-style-name="ce3">
              <table:table-cell table:style-name="ce1">
                <text:p text:style-name="P1"><text:span text:style-name="T1">D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 table:style-name="ce2">
                <text:p text:style-name="P2"><text:span text:style-name="T1">+</text:span></text:p>
              </table:table-cell>
              <table:table-cell table:style-name="ce2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 table:style-name="ce4">
                <text:p text:style-name="P2"><text:span text:style-name="T1">+</text:span></text:p>
              </table:table-cell>
            </table:table-row>
            <table:table-row table:style-name="ro2" table:default-cell-style-name="ce3">
              <table:table-cell table:style-name="ce1">
                <text:p text:style-name="P1"><text:span text:style-name="T1">T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 table:style-name="ce2">
                <text:p text:style-name="P2"><text:span text:style-name="T2">—</text:span></text:p>
              </table:table-cell>
              <table:table-cell table:style-name="ce2">
                <text:p text:style-name="P2"><text:span text:style-name="T2">—</text:span></text:p>
              </table:table-cell>
              <table:table-cell table:style-name="ce5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4.326cm" svg:height="0.983cm" svg:x="-3.056cm" svg:y="0.118cm">
          <draw:text-box>
            <text:p text:style-name="P1"><text:span text:style-name="T1"><text:s/></text:span><text:span text:style-name="T1">total</text:span></text:p>
            <text:p text:style-name="P1"><text:span text:style-name="T1">IGF1-R</text:span></text:p>
          </draw:text-box>
        </draw:frame>
        <draw:frame draw:style-name="gr1" draw:text-style-name="P3" draw:layer="layout" svg:width="4.282cm" svg:height="0.492cm" svg:x="-3.012cm" svg:y="1.972cm">
          <draw:text-box>
            <text:p text:style-name="P1"><text:span text:style-name="T1">GAPDH</text:span></text:p>
          </draw:text-box>
        </draw:frame>
        <draw:frame draw:style-name="gr1" draw:text-style-name="P3" draw:layer="layout" svg:width="4.326cm" svg:height="0.492cm" svg:x="5.088cm" svg:y="0.228cm">
          <draw:text-box>
            <text:p text:style-name="P1"><text:span text:style-name="T1"><text:s/>Ⓟ</text:span><text:span text:style-name="T1">IG1-R</text:span></text:p>
          </draw:text-box>
        </draw:frame>
        <draw:frame draw:style-name="gr1" draw:text-style-name="P3" draw:layer="layout" svg:width="4.326cm" svg:height="0.492cm" svg:x="5.08cm" svg:y="1.828cm">
          <draw:text-box>
            <text:p text:style-name="P1"><text:span text:style-name="T1">GAPDH</text:span></text:p>
          </draw:text-box>
        </draw:frame>
        <draw:frame draw:style-name="gr2" draw:text-style-name="P2" draw:layer="layout" svg:width="5.842cm" svg:height="1.056cm" svg:x="1.27cm" svg:y="0.045cm">
          <draw:image xlink:href="Pictures/10000000000001D1000000547F01360C.bmp" xlink:type="simple" xlink:show="embed" xlink:actuate="onLoad">
            <text:p/>
          </draw:image>
        </draw:frame>
        <draw:frame draw:style-name="gr3" draw:text-style-name="P2" draw:layer="layout" svg:width="5.833cm" svg:height="1.384cm" svg:x="1.27cm" svg:y="1.41cm">
          <draw:image xlink:href="Pictures/10000000000001D8000000705225990A.bmp" xlink:type="simple" xlink:show="embed" xlink:actuate="onLoad">
            <text:p/>
          </draw:image>
        </draw:frame>
        <draw:frame draw:style-name="gr4" draw:text-style-name="P2" draw:layer="layout" svg:width="5.651cm" svg:height="0.942cm" svg:x="9.536cm" svg:y="0.037cm">
          <draw:image xlink:href="Pictures/100000000000019B00000046EDBE07F7.bmp" xlink:type="simple" xlink:show="embed" xlink:actuate="onLoad">
            <text:p/>
          </draw:image>
        </draw:frame>
        <draw:frame draw:style-name="gr5" draw:text-style-name="P2" draw:layer="layout" svg:width="5.684cm" svg:height="1.209cm" svg:x="9.537cm" svg:y="1.437cm">
          <draw:image xlink:href="Pictures/100000000000019C00000070959D3DBE.bmp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9.14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.90000009536743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85cm" fo:margin-bottom="0cm" fo:text-indent="0cm"/>
      <style:text-properties fo:font-size="6.0999999046325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64cm" fo:margin-bottom="0cm" fo:text-indent="0cm"/>
      <style:text-properties fo:font-size="5.199999809265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1cm" fo:margin-bottom="0cm" fo:text-indent="0cm"/>
      <style:text-properties fo:font-size="4.3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cm" fo:margin-bottom="0cm" fo:text-indent="0cm"/>
      <style:text-properties fo:font-size="4.3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cm" fo:margin-bottom="0cm" fo:text-indent="0cm"/>
      <style:text-properties fo:font-size="4.3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cm" fo:margin-bottom="0cm" fo:text-indent="0cm"/>
      <style:text-properties fo:font-size="4.3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cm" fo:margin-bottom="0cm" fo:text-indent="0cm"/>
      <style:text-properties fo:font-size="4.3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cm" fo:margin-bottom="0cm" fo:text-indent="0cm"/>
      <style:text-properties fo:font-size="4.3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.60000038146973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24cm" fo:page-height="4.57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698cm" svg:x="1cm" svg:y="4.923cm"/>
      <draw:page-thumbnail draw:layer="backgroundobjects" svg:width="8.999cm" svg:height="2.698cm" svg:x="1cm" svg:y="13.499cm"/>
      <draw:page-thumbnail draw:layer="backgroundobjects" svg:width="8.999cm" svg:height="2.698cm" svg:x="1cm" svg:y="22.075cm"/>
      <draw:page-thumbnail draw:layer="backgroundobjects" svg:width="8.999cm" svg:height="2.698cm" svg:x="11cm" svg:y="4.923cm"/>
      <draw:page-thumbnail draw:layer="backgroundobjects" svg:width="8.999cm" svg:height="2.698cm" svg:x="11cm" svg:y="13.499cm"/>
      <draw:page-thumbnail draw:layer="backgroundobjects" svg:width="8.999cm" svg:height="2.698cm" svg:x="11cm" svg:y="22.075cm"/>
    </style:handout-master>
    <style:master-page style:name="Default" style:page-layout-name="PM1" draw:style-name="Mdp1">
      <draw:frame presentation:style-name="Default-title" draw:layer="backgroundobjects" svg:width="13.716cm" svg:height="0.763cm" svg:x="0.76cm" svg:y="0.18cm" presentation:class="title" presentation:placeholder="true">
        <draw:text-box/>
      </draw:frame>
      <draw:frame presentation:style-name="Default-outline1" draw:layer="backgroundobjects" svg:width="13.716cm" svg:height="2.651cm" svg:x="0.76cm" svg:y="1.069cm" presentation:class="outline" presentation:placeholder="true">
        <draw:text-box/>
      </draw:frame>
      <draw:frame presentation:style-name="Mpr1" draw:text-style-name="MP2" draw:layer="backgroundobjects" svg:width="3.55cm" svg:height="0.315cm" svg:x="0.76cm" svg:y="4.16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83cm" svg:height="0.315cm" svg:x="5.21cm" svg:y="4.16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55cm" svg:height="0.315cm" svg:x="10.926cm" svg:y="4.16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6-04T03:04:38.044012148</dc:date>
    <dc:creator>ayf </dc:creator>
    <meta:editing-duration>PT1H6M12S</meta:editing-duration>
    <meta:editing-cycles>17</meta:editing-cycles>
    <meta:generator>LibreOffice/4.4.3.2$Linux_X86_64 LibreOffice_project/40m0$Build-2</meta:generator>
    <meta:document-statistic meta:object-count="33"/>
  </office:meta>
</office:document-meta>
</file>